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9pt" style:font-size-asian="9pt"/>
    </style:style>
    <style:style style:name="P2" style:family="paragraph" style:parent-style-name="Standard" style:master-page-name="Standard">
      <style:paragraph-properties style:page-number="auto"/>
    </style:style>
    <style:style style:name="T1" style:family="text">
      <style:text-properties style:font-name="Courier New" fo:font-size="9pt" style:font-size-asian="9pt"/>
    </style:style>
    <style:style style:name="T2" style:family="text">
      <style:text-properties style:font-name="Courier New" fo:font-size="9pt" fo:background-color="#cfe6ff" loext:char-shading-value="0" style:font-size-asian="9pt"/>
    </style:style>
    <style:style style:name="T3" style:family="text">
      <style:text-properties fo:color="#ff0000" style:font-name="Courier New" fo:font-size="9pt" fo:background-color="#cfe6ff" loext:char-shading-value="0" style:font-size-asian="9pt"/>
    </style:style>
    <style:style style:name="T4" style:family="text">
      <style:text-properties fo:color="#ff0000" style:font-name="Courier New" fo:font-size="9pt" style:font-size-asian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Mouse <text:s text:c="41"/>mus_musculus: 4:118187691 C</text:span><text:span text:style-name="T2">CTT</text:span><text:span text:style-name="T1">CCCTCCCTTCTTTCCTTCCTTCT</text:span><text:span text:style-name="T2">TCCT</text:span><text:span text:style-name="T1">C</text:span><text:span text:style-name="T2">T</text:span><text:span text:style-name="T1">T</text:span><text:span text:style-name="T2">TCT</text:span><text:span text:style-name="T1">TT</text:span><text:span text:style-name="T2">TTTGTT</text:span><text:span text:style-name="T1"> <text:s text:c="18"/>mus_musculus: 4:118187735</text:span></text:p>
      <text:p text:style-name="Standard"><text:span text:style-name="T1">Northern American deer mouse peromyscus_maniculatus_bairdii: 2:133766715 T</text:span><text:span text:style-name="T2">CTT</text:span><text:span text:style-name="T1">‑‑‑‑‑‑‑‑‑‑‑‑‑‑‑‑‑‑‑‑‑‑‑</text:span><text:span text:style-name="T2">TCCT</text:span><text:span text:style-name="T1">T</text:span><text:span text:style-name="T2">T</text:span><text:span text:style-name="T1">G</text:span><text:span text:style-name="T2">TCT</text:span><text:span text:style-name="T1">CC</text:span><text:span text:style-name="T2">TTTGTT</text:span><text:span text:style-name="T1"> peromyscus_maniculatus_bairdii: 2:133766736</text:span></text:p>
      <text:p text:style-name="P1"/>
      <text:p text:style-name="Standard"><text:span text:style-name="T1">Mouse <text:s text:c="41"/>mus_musculus: 4:118187736 </text:span><text:span text:style-name="T2">GTAC</text:span><text:span text:style-name="T1">TGGC</text:span><text:span text:style-name="T2">A</text:span><text:span text:style-name="T1">AC</text:span><text:span text:style-name="T2">T</text:span><text:span text:style-name="T1">A</text:span><text:span text:style-name="T2">AA</text:span><text:span text:style-name="T1">T</text:span><text:span text:style-name="T2">CC</text:span><text:span text:style-name="T1">G</text:span><text:span text:style-name="T2">GGG</text:span><text:span text:style-name="T1">AA</text:span><text:span text:style-name="T2">CTCATGCATGCTGGC</text:span><text:span text:style-name="T1">TAA</text:span><text:span text:style-name="T2">G</text:span><text:span text:style-name="T1">‑</text:span><text:span text:style-name="T2">G</text:span><text:span text:style-name="T1"> <text:s text:c="18"/>mus_musculus: 4:118187779</text:span></text:p>
      <text:p text:style-name="Standard"><text:span text:style-name="T1">Northern American deer mouse peromyscus_maniculatus_bairdii: 2:133766737 </text:span><text:span text:style-name="T2">GTAC</text:span><text:span text:style-name="T1">CCCT</text:span><text:span text:style-name="T2">A</text:span><text:span text:style-name="T1">GT</text:span><text:span text:style-name="T2">T</text:span><text:span text:style-name="T1">G</text:span><text:span text:style-name="T2">AA</text:span><text:span text:style-name="T1">C</text:span><text:span text:style-name="T2">CC</text:span><text:span text:style-name="T1">A</text:span><text:span text:style-name="T2">GGG</text:span><text:span text:style-name="T1">C‑</text:span><text:span text:style-name="T2">CTCATGCATGCTGGC</text:span><text:span text:style-name="T1">CTG</text:span><text:span text:style-name="T2">G</text:span><text:span text:style-name="T1">T</text:span><text:span text:style-name="T2">G</text:span><text:span text:style-name="T1"> peromyscus_maniculatus_bairdii: 2:133766780</text:span></text:p>
      <text:p text:style-name="P1"/>
      <text:p text:style-name="Standard"><text:span text:style-name="T1">Mouse <text:s text:c="41"/>mus_musculus: 4:118187780 </text:span><text:span text:style-name="T2">CTCTACCAC</text:span><text:span text:style-name="T1">C</text:span><text:span text:style-name="T2">GAG</text:span><text:span text:style-name="T1">C</text:span><text:span text:style-name="T2">TA</text:span><text:span text:style-name="T1">A</text:span><text:span text:style-name="T2">GA</text:span><text:span text:style-name="T1">A</text:span><text:span text:style-name="T2">CC</text:span><text:span text:style-name="T1">A</text:span><text:span text:style-name="T2">AG</text:span><text:span text:style-name="T1">GC</text:span><text:span text:style-name="T2">CT</text:span><text:span text:style-name="T1">T</text:span><text:span text:style-name="T2">TT</text:span><text:span text:style-name="T1">T</text:span><text:span text:style-name="T2">CA</text:span><text:span text:style-name="T1">GA</text:span><text:span text:style-name="T2">GATTT</text:span><text:span text:style-name="T1">C</text:span><text:span text:style-name="T2">CA</text:span><text:span text:style-name="T1"> <text:s text:c="18"/>mus_musculus: 4:118187824</text:span></text:p>
      <text:p text:style-name="Standard"><text:span text:style-name="T1">Northern American deer mouse peromyscus_maniculatus_bairdii: 2:133766781 </text:span><text:span text:style-name="T2">CTCTACCAC</text:span><text:span text:style-name="T1">T</text:span><text:span text:style-name="T2">GAG</text:span><text:span text:style-name="T1">T</text:span><text:span text:style-name="T2">TA</text:span><text:span text:style-name="T1">G</text:span><text:span text:style-name="T2">GA</text:span><text:span text:style-name="T1">C</text:span><text:span text:style-name="T2">CC</text:span><text:span text:style-name="T1">C</text:span><text:span text:style-name="T2">AG</text:span><text:span text:style-name="T1">CT</text:span><text:span text:style-name="T2">CT</text:span><text:span text:style-name="T1">C</text:span><text:span text:style-name="T2">TT</text:span><text:span text:style-name="T1">C</text:span><text:span text:style-name="T2">CA</text:span><text:span text:style-name="T1">CT</text:span><text:span text:style-name="T2">GATTT</text:span><text:span text:style-name="T1">T</text:span><text:span text:style-name="T2">CA</text:span><text:span text:style-name="T1"> peromyscus_maniculatus_bairdii: 2:133766825</text:span></text:p>
      <text:p text:style-name="P1"/>
      <text:p text:style-name="Standard"><text:span text:style-name="T1">Mouse <text:s text:c="41"/>mus_musculus: 4:118187825 </text:span><text:span text:style-name="T2">A</text:span><text:span text:style-name="T1">A</text:span><text:span text:style-name="T2">A</text:span><text:span text:style-name="T1">TAC</text:span><text:span text:style-name="T2">TTTTG</text:span><text:span text:style-name="T1">T</text:span><text:span text:style-name="T2">TACAA</text:span><text:span text:style-name="T1">T</text:span><text:span text:style-name="T2">GTG</text:span><text:span text:style-name="T1">AC</text:span><text:span text:style-name="T2">AAAG</text:span><text:span text:style-name="T1">A</text:span><text:span text:style-name="T3">TCTCTA</text:span><text:span text:style-name="T4">C</text:span><text:span text:style-name="T3">GAAG</text:span><text:span text:style-name="T4">T</text:span><text:span text:style-name="T3">C</text:span><text:span text:style-name="T4">C</text:span><text:span text:style-name="T3">T</text:span><text:span text:style-name="T4">T</text:span><text:span text:style-name="T3">T</text:span><text:span text:style-name="T1"> <text:s text:c="18"/>mus_musculus: 4:118187869</text:span></text:p>
      <text:p text:style-name="Standard"><text:span text:style-name="T1">Northern American deer mouse peromyscus_maniculatus_bairdii: 2:133766826 </text:span><text:span text:style-name="T2">A</text:span><text:span text:style-name="T1">G</text:span><text:span text:style-name="T2">A</text:span><text:span text:style-name="T1">CCG</text:span><text:span text:style-name="T2">TTTTG</text:span><text:span text:style-name="T1">C</text:span><text:span text:style-name="T2">TACAA</text:span><text:span text:style-name="T1">A</text:span><text:span text:style-name="T2">GTG</text:span><text:span text:style-name="T1">GT</text:span><text:span text:style-name="T2">AAAG</text:span><text:span text:style-name="T1">G</text:span><text:span text:style-name="T2">TCTCTA</text:span><text:span text:style-name="T1">A</text:span><text:span text:style-name="T2">GAAG</text:span><text:span text:style-name="T1">C</text:span><text:span text:style-name="T2">C</text:span><text:span text:style-name="T1">A</text:span><text:span text:style-name="T2">T</text:span><text:span text:style-name="T1">A</text:span><text:span text:style-name="T2">T</text:span><text:span text:style-name="T1"> peromyscus_maniculatus_bairdii: 2:133766870</text:span></text:p>
      <text:p text:style-name="P1"/>
      <text:p text:style-name="Standard"><text:span text:style-name="T1">Mouse <text:s text:c="41"/>mus_musculus: 4:118187870 </text:span><text:span text:style-name="T3">G</text:span><text:span text:style-name="T4">T</text:span><text:span text:style-name="T3">C</text:span><text:span text:style-name="T4">G</text:span><text:span text:style-name="T3">GG</text:span><text:span text:style-name="T4">G</text:span><text:span text:style-name="T3">CCTCT</text:span><text:span text:style-name="T4">T</text:span><text:span text:style-name="T3">GGA</text:span><text:span text:style-name="T4">A</text:span><text:span text:style-name="T3">T</text:span><text:span text:style-name="T4">A</text:span><text:span text:style-name="T3">CTGTTCCTT</text:span><text:span text:style-name="T4">T</text:span><text:span text:style-name="T3">AT</text:span><text:span text:style-name="T4">C</text:span><text:span text:style-name="T3">CCAGTGT</text:span><text:span text:style-name="T4">A</text:span><text:span text:style-name="T3">TTG</text:span><text:span text:style-name="T4">GA</text:span><text:span text:style-name="T1"> <text:s text:c="18"/>mus_musculus: 4:118187914</text:span></text:p>
      <text:p text:style-name="Standard"><text:span text:style-name="T1">Northern American deer mouse peromyscus_maniculatus_bairdii: 2:133766871 </text:span><text:span text:style-name="T2">G</text:span><text:span text:style-name="T1">C</text:span><text:span text:style-name="T2">C</text:span><text:span text:style-name="T1">A</text:span><text:span text:style-name="T2">GG</text:span><text:span text:style-name="T1">A</text:span><text:span text:style-name="T2">CCTCT</text:span><text:span text:style-name="T1">G</text:span><text:span text:style-name="T2">GGA</text:span><text:span text:style-name="T1">G</text:span><text:span text:style-name="T2">T</text:span><text:span text:style-name="T1">G</text:span><text:span text:style-name="T2">CTGTTCCTT</text:span><text:span text:style-name="T1">C</text:span><text:span text:style-name="T2">AT</text:span><text:span text:style-name="T1">T</text:span><text:span text:style-name="T2">CCAGTGT</text:span><text:span text:style-name="T1">G</text:span><text:span text:style-name="T2">TTG</text:span><text:span text:style-name="T1">AT peromyscus_maniculatus_bairdii: 2:133766915</text:span></text:p>
      <text:p text:style-name="P1"/>
      <text:p text:style-name="Standard"><text:span text:style-name="T1">Mouse <text:s text:c="41"/>mus_musculus: 4:118187915 </text:span><text:span text:style-name="T3">GG</text:span><text:span text:style-name="T4">A</text:span><text:span text:style-name="T3">AGGG</text:span><text:span text:style-name="T1">TGGGAGAGGTGGAGGATAGGGGATAGGGGTGATGGTGG <text:s text:c="18"/>mus_musculus: 4:118187959</text:span></text:p>
      <text:p text:style-name="Standard"><text:span text:style-name="T1">Northern American deer mouse peromyscus_maniculatus_bairdii: 2:133766916 </text:span><text:span text:style-name="T2">GG</text:span><text:span text:style-name="T1">C</text:span><text:span text:style-name="T2">AGGG</text:span><text:span text:style-name="T1">‑‑‑‑‑‑‑‑‑‑‑‑‑‑‑‑‑‑‑‑‑‑‑‑‑‑‑‑‑‑‑‑‑‑‑‑‑‑ peromyscus_maniculatus_bairdii: 2:133766922</text:span></text:p>
      <text:p text:style-name="P1"/>
      <text:p text:style-name="Standard"><text:span text:style-name="T1">Mouse <text:s text:c="41"/>mus_musculus: 4:118187960 A</text:span><text:span text:style-name="T2">G</text:span><text:span text:style-name="T1">AG</text:span><text:span text:style-name="T2">TGCT</text:span><text:span text:style-name="T1">C</text:span><text:span text:style-name="T2">CTT</text:span><text:span text:style-name="T1">C</text:span><text:span text:style-name="T2">TC</text:span><text:span text:style-name="T1">T</text:span><text:span text:style-name="T2">TGTTACTTT</text:span><text:span text:style-name="T1">A</text:span><text:span text:style-name="T2">AG</text:span><text:span text:style-name="T1">G</text:span><text:span text:style-name="T2">AGAGC</text:span><text:span text:style-name="T1">A</text:span><text:span text:style-name="T2">TAAGTGTGTC</text:span><text:span text:style-name="T1"> <text:s text:c="18"/>mus_musculus: 4:118188004</text:span></text:p>
      <text:p text:style-name="Standard"><text:span text:style-name="T1">Northern American deer mouse peromyscus_maniculatus_bairdii: 2:133766923 ‑</text:span><text:span text:style-name="T2">G</text:span><text:span text:style-name="T1">CC</text:span><text:span text:style-name="T2">TGCT</text:span><text:span text:style-name="T1">T</text:span><text:span text:style-name="T2">CTT</text:span><text:span text:style-name="T1">T</text:span><text:span text:style-name="T2">TC</text:span><text:span text:style-name="T1">C</text:span><text:span text:style-name="T2">TGTTACTTT</text:span><text:span text:style-name="T1">C</text:span><text:span text:style-name="T2">AG</text:span><text:span text:style-name="T1">A</text:span><text:span text:style-name="T2">AGAGC</text:span><text:span text:style-name="T1">C</text:span><text:span text:style-name="T2">TAAGTGTGTC</text:span><text:span text:style-name="T1"> peromyscus_maniculatus_bairdii: 2:133766966</text:span></text:p>
      <text:p text:style-name="P1"/>
      <text:p text:style-name="Standard"><text:span text:style-name="T1">Mouse <text:s text:c="41"/>mus_musculus: 4:118188005 ATT</text:span><text:span text:style-name="T2">CAGCAGACAGA</text:span><text:span text:style-name="T1">CAAACA</text:span><text:span text:style-name="T2">GCCAA</text:span><text:span text:style-name="T1">CCG</text:span><text:span text:style-name="T2">TCCTCTC</text:span><text:span text:style-name="T1">T</text:span><text:span text:style-name="T2">TCTCA</text:span><text:span text:style-name="T1">C</text:span><text:span text:style-name="T2">TTT</text:span><text:span text:style-name="T1"> <text:s text:c="18"/>mus_musculus: 4:118188049</text:span></text:p>
      <text:p text:style-name="Standard"><text:span text:style-name="T1">Northern American deer mouse peromyscus_maniculatus_bairdii: 2:133766967 GC‑</text:span><text:span text:style-name="T2">CAGCAGACAGA</text:span><text:span text:style-name="T1">‑‑‑‑‑‑</text:span><text:span text:style-name="T2">GCCAA</text:span><text:span text:style-name="T1">TGA</text:span><text:span text:style-name="T2">TCCTCTC</text:span><text:span text:style-name="T1">C</text:span><text:span text:style-name="T2">TCTCA</text:span><text:span text:style-name="T1">T</text:span><text:span text:style-name="T2">TTT</text:span><text:span text:style-name="T1"> peromyscus_maniculatus_bairdii: 2:133767004</text:span></text:p>
      <text:p text:style-name="P1"/>
      <text:p text:style-name="Standard"><text:span text:style-name="T1">Mouse <text:s text:c="41"/>mus_musculus: 4:118188050 </text:span><text:span text:style-name="T2">CCTGTAG</text:span><text:span text:style-name="T1">A</text:span><text:span text:style-name="T2">AAG</text:span><text:span text:style-name="T1">T</text:span><text:span text:style-name="T2">TGAGTCCCTTGA</text:span><text:span text:style-name="T1">A</text:span><text:span text:style-name="T2">TCTGGAGTG</text:span><text:span text:style-name="T1">GCCCAGGAGGA <text:s text:c="18"/>mus_musculus: 4:118188094</text:span></text:p>
      <text:p text:style-name="Standard"><text:span text:style-name="T1">Northern American deer mouse peromyscus_maniculatus_bairdii: 2:133767005 </text:span><text:span text:style-name="T2">CCTGTAG</text:span><text:span text:style-name="T1">G</text:span><text:span text:style-name="T2">AAG</text:span><text:span text:style-name="T1">C</text:span><text:span text:style-name="T2">TGAGTCCCTTGA</text:span><text:span text:style-name="T1">G</text:span><text:span text:style-name="T2">TCTGGAGTG</text:span><text:span text:style-name="T1">‑‑‑‑‑‑‑‑‑‑‑ peromyscus_maniculatus_bairdii: 2:133767038</text:span></text:p>
      <text:p text:style-name="P1"/>
      <text:p text:style-name="Standard"><text:soft-page-break/><text:span text:style-name="T1">Mouse <text:s text:c="41"/>mus_musculus: 4:118188095 CCATTTCCAGGAATGGTTCAG</text:span><text:span text:style-name="T2">ACTGGA</text:span><text:span text:style-name="T1">CTCTAACCCAGCCTCGTC <text:s text:c="18"/>mus_musculus: 4:118188139</text:span></text:p>
      <text:p text:style-name="Standard"><text:span text:style-name="T1">Northern American deer mouse peromyscus_maniculatus_bairdii: 2:133767039 ‑‑‑‑‑‑‑‑‑‑‑‑‑‑‑‑‑‑‑‑‑</text:span><text:span text:style-name="T2">ACTGGA</text:span><text:span text:style-name="T1">‑‑‑‑‑‑‑‑‑‑‑‑‑‑‑‑‑‑ peromyscus_maniculatus_bairdii: 2:133767044</text:span></text:p>
      <text:p text:style-name="P1"/>
      <text:p text:style-name="Standard"><text:span text:style-name="T1">Mouse <text:s text:c="41"/>mus_musculus: 4:118188140 TCCTCTCTGC</text:span><text:span text:style-name="T2">G</text:span><text:span text:style-name="T1">GT</text:span><text:span text:style-name="T2">GAGGACCA</text:span><text:span text:style-name="T1">G</text:span><text:span text:style-name="T2">G</text:span><text:span text:style-name="T1">C</text:span><text:span text:style-name="T2">AGGACA</text:span><text:span text:style-name="T1">C</text:span><text:span text:style-name="T2">A</text:span><text:span text:style-name="T1">G</text:span><text:span text:style-name="T2">CAGA</text:span><text:span text:style-name="T1">C</text:span><text:span text:style-name="T2">A</text:span><text:span text:style-name="T1">‑G</text:span><text:span text:style-name="T2">GGCA</text:span><text:span text:style-name="T1"> <text:s text:c="18"/>mus_musculus: 4:118188183</text:span></text:p>
      <text:p text:style-name="Standard"><text:span text:style-name="T1">Northern American deer mouse peromyscus_maniculatus_bairdii: 2:133767045 ‑‑‑‑‑‑‑‑‑‑</text:span><text:span text:style-name="T2">G</text:span><text:span text:style-name="T1">AA</text:span><text:span text:style-name="T2">GAGGACCA</text:span><text:span text:style-name="T1">T</text:span><text:span text:style-name="T2">G</text:span><text:span text:style-name="T1">A</text:span><text:span text:style-name="T2">AGGACA</text:span><text:span text:style-name="T1">T</text:span><text:span text:style-name="T2">A</text:span><text:span text:style-name="T1">A</text:span><text:span text:style-name="T2">CAGA</text:span><text:span text:style-name="T1">A</text:span><text:span text:style-name="T2">A</text:span><text:span text:style-name="T1">CA</text:span><text:span text:style-name="T2">GGCA</text:span><text:span text:style-name="T1"> peromyscus_maniculatus_bairdii: 2:133767079</text:span></text:p>
      <text:p text:style-name="P1"/>
      <text:p text:style-name="Standard"><text:span text:style-name="T1">Mouse <text:s text:c="41"/>mus_musculus: 4:118188184 </text:span><text:span text:style-name="T2">CATT</text:span><text:span text:style-name="T1">AC</text:span><text:span text:style-name="T2">GGGGTCAGGATTCAGCCTTCTTGA</text:span><text:span text:style-name="T1">C</text:span><text:span text:style-name="T2">TGA</text:span><text:span text:style-name="T1">CT</text:span><text:span text:style-name="T2">G</text:span><text:span text:style-name="T1">T</text:span><text:span text:style-name="T2">CTC</text:span><text:span text:style-name="T1">A</text:span><text:span text:style-name="T2">GTG</text:span><text:span text:style-name="T1"> <text:s text:c="18"/>mus_musculus: 4:118188228</text:span></text:p>
      <text:p text:style-name="Standard"><text:span text:style-name="T1">Northern American deer mouse peromyscus_maniculatus_bairdii: 2:133767080 </text:span><text:span text:style-name="T2">CATT</text:span><text:span text:style-name="T1">TG</text:span><text:span text:style-name="T2">GGGGTCAGGATTCAGCCTTCTTGA</text:span><text:span text:style-name="T1">T</text:span><text:span text:style-name="T2">TGA</text:span><text:span text:style-name="T1">TG</text:span><text:span text:style-name="T2">G</text:span><text:span text:style-name="T1">C</text:span><text:span text:style-name="T2">CTC</text:span><text:span text:style-name="T1">T</text:span><text:span text:style-name="T2">GTG</text:span><text:span text:style-name="T1"> peromyscus_maniculatus_bairdii: 2:133767124</text:span></text:p>
      <text:p text:style-name="P1"/>
      <text:p text:style-name="Standard"><text:span text:style-name="T1">Mouse <text:s text:c="41"/>mus_musculus: 4:118188229 </text:span><text:span text:style-name="T2">CCT</text:span><text:span text:style-name="T1">TC</text:span><text:span text:style-name="T2">G</text:span><text:span text:style-name="T1">A</text:span><text:span text:style-name="T2">AAGCTGGTGTC</text:span><text:span text:style-name="T1">TGTC</text:span><text:span text:style-name="T2">AGCAGAG</text:span><text:span text:style-name="T1">A</text:span><text:span text:style-name="T2">CCAT</text:span><text:span text:style-name="T1">GG</text:span><text:span text:style-name="T2">AG</text:span><text:span text:style-name="T1">‑</text:span><text:span text:style-name="T2">CAG</text:span><text:span text:style-name="T1">T</text:span><text:span text:style-name="T2">GT</text:span><text:span text:style-name="T1"> <text:s text:c="18"/>mus_musculus: 4:118188272</text:span></text:p>
      <text:p text:style-name="Standard"><text:span text:style-name="T1">Northern American deer mouse peromyscus_maniculatus_bairdii: 2:133767125 </text:span><text:span text:style-name="T2">CCT</text:span><text:span text:style-name="T1">CA</text:span><text:span text:style-name="T2">G</text:span><text:span text:style-name="T1">G</text:span><text:span text:style-name="T2">AAGCTGGTGTC</text:span><text:span text:style-name="T1">ATCT</text:span><text:span text:style-name="T2">AGCAGAG</text:span><text:span text:style-name="T1">G</text:span><text:span text:style-name="T2">CCAT</text:span><text:span text:style-name="T1">CA</text:span><text:span text:style-name="T2">AG</text:span><text:span text:style-name="T1">G</text:span><text:span text:style-name="T2">CAG</text:span><text:span text:style-name="T1">C</text:span><text:span text:style-name="T2">GT</text:span><text:span text:style-name="T1"> peromyscus_maniculatus_bairdii: 2:133767169</text:span></text:p>
      <text:p text:style-name="P1"/>
      <text:p text:style-name="Standard"><text:span text:style-name="T1">Mouse <text:s text:c="41"/>mus_musculus: 4:118188273 GG</text:span><text:span text:style-name="T2">TCTAG</text:span><text:span text:style-name="T1">GT</text:span><text:span text:style-name="T2">T</text:span><text:span text:style-name="T1">A</text:span><text:span text:style-name="T2">T</text:span><text:span text:style-name="T1">AC</text:span><text:span text:style-name="T2">AGCC</text:span><text:span text:style-name="T1">AGA</text:span><text:span text:style-name="T2">T</text:span><text:span text:style-name="T1">GC</text:span><text:span text:style-name="T2">CA</text:span><text:span text:style-name="T1">C</text:span><text:span text:style-name="T2">ACCTCAGG</text:span><text:span text:style-name="T1">G</text:span><text:span text:style-name="T2">C</text:span><text:span text:style-name="T1">TAG</text:span><text:span text:style-name="T2">CTT</text:span><text:span text:style-name="T1">C</text:span><text:span text:style-name="T2">T</text:span><text:span text:style-name="T1"> <text:s text:c="18"/>mus_musculus: 4:118188317</text:span></text:p>
      <text:p text:style-name="Standard"><text:span text:style-name="T1">Northern American deer mouse peromyscus_maniculatus_bairdii: 2:133767170 CA</text:span><text:span text:style-name="T2">TCTAG</text:span><text:span text:style-name="T1">AC</text:span><text:span text:style-name="T2">T</text:span><text:span text:style-name="T1">G</text:span><text:span text:style-name="T2">T</text:span><text:span text:style-name="T1">GT</text:span><text:span text:style-name="T2">AGCC</text:span><text:span text:style-name="T1">CTC</text:span><text:span text:style-name="T2">T</text:span><text:span text:style-name="T1">‑T</text:span><text:span text:style-name="T2">CA</text:span><text:span text:style-name="T1">G</text:span><text:span text:style-name="T2">ACCTCAGG</text:span><text:span text:style-name="T1">T</text:span><text:span text:style-name="T2">C</text:span><text:span text:style-name="T1">AGA</text:span><text:span text:style-name="T2">CTT</text:span><text:span text:style-name="T1">T</text:span><text:span text:style-name="T2">T</text:span><text:span text:style-name="T1"> peromyscus_maniculatus_bairdii: 2:133767213</text:span></text:p>
      <text:p text:style-name="P1"/>
      <text:p text:style-name="Standard"><text:span text:style-name="T1">Mouse <text:s text:c="41"/>mus_musculus: 4:118188318 T</text:span><text:span text:style-name="T2">TA</text:span><text:span text:style-name="T1">A</text:span><text:span text:style-name="T2">GCTGTCTCT</text:span><text:span text:style-name="T1">C</text:span><text:span text:style-name="T2">CAGGG</text:span><text:span text:style-name="T1">A</text:span><text:span text:style-name="T2">AGTCCTTCATC</text:span><text:span text:style-name="T1">A</text:span><text:span text:style-name="T2">TG</text:span><text:span text:style-name="T1">T</text:span><text:span text:style-name="T2">TGGGTC</text:span><text:span text:style-name="T1">T</text:span><text:span text:style-name="T2">T</text:span><text:span text:style-name="T1">A</text:span><text:span text:style-name="T2">G</text:span><text:span text:style-name="T1"> <text:s text:c="18"/>mus_musculus: 4:118188362</text:span></text:p>
      <text:p text:style-name="Standard"><text:span text:style-name="T1">Northern American deer mouse peromyscus_maniculatus_bairdii: 2:133767214 C</text:span><text:span text:style-name="T2">TA</text:span><text:span text:style-name="T1">‑</text:span><text:span text:style-name="T2">GCTGTCTCT</text:span><text:span text:style-name="T1">A</text:span><text:span text:style-name="T2">CAGGG</text:span><text:span text:style-name="T1">G</text:span><text:span text:style-name="T2">AGTCCTTCATC</text:span><text:span text:style-name="T1">G</text:span><text:span text:style-name="T2">TG</text:span><text:span text:style-name="T1">C</text:span><text:span text:style-name="T2">TGGGTC</text:span><text:span text:style-name="T1">C</text:span><text:span text:style-name="T2">T</text:span><text:span text:style-name="T1">G</text:span><text:span text:style-name="T2">G</text:span><text:span text:style-name="T1"> peromyscus_maniculatus_bairdii: 2:133767257</text:span></text:p>
      <text:p text:style-name="P1"/>
      <text:p text:style-name="Standard"><text:span text:style-name="T1">Mouse <text:s text:c="41"/>mus_musculus: 4:118188363 </text:span><text:span text:style-name="T2">CTG</text:span><text:span text:style-name="T1">T</text:span><text:span text:style-name="T2">CTTCCCTGTG</text:span><text:span text:style-name="T1">C</text:span><text:span text:style-name="T2">G</text:span><text:span text:style-name="T1">G</text:span><text:span text:style-name="T2">TATGAA</text:span><text:span text:style-name="T1">‑‑‑‑‑‑‑‑‑‑</text:span><text:span text:style-name="T2">TCAAG</text:span><text:span text:style-name="T1">T</text:span><text:span text:style-name="T2">T</text:span><text:span text:style-name="T1">C</text:span><text:span text:style-name="T2">T</text:span><text:span text:style-name="T1">G‑‑ <text:s text:c="18"/>mus_musculus: 4:118188395</text:span></text:p>
      <text:p text:style-name="Standard"><text:span text:style-name="T1">Northern American deer mouse peromyscus_maniculatus_bairdii: 2:133767258 </text:span><text:span text:style-name="T2">CTG</text:span><text:span text:style-name="T1">C</text:span><text:span text:style-name="T2">CTTCCCTGTG</text:span><text:span text:style-name="T1">T</text:span><text:span text:style-name="T2">G</text:span><text:span text:style-name="T1">A</text:span><text:span text:style-name="T2">TATGAA</text:span><text:span text:style-name="T1">GTTGTGAGAA</text:span><text:span text:style-name="T2">TCAAG</text:span><text:span text:style-name="T1">C</text:span><text:span text:style-name="T2">T</text:span><text:span text:style-name="T1">G</text:span><text:span text:style-name="T2">T</text:span><text:span text:style-name="T1">AGG peromyscus_maniculatus_bairdii: 2:133767302</text:span></text:p>
      <text:p text:style-name="P1"/>
      <text:p text:style-name="Standard"><text:span text:style-name="T1">Mouse <text:s text:c="41"/>mus_musculus: 4:118188396 ‑</text:span><text:span text:style-name="T2">CATTCAAGCTATT</text:span><text:span text:style-name="T1">GC</text:span><text:span text:style-name="T2">A</text:span><text:span text:style-name="T1">A</text:span><text:span text:style-name="T2">TA</text:span><text:span text:style-name="T1">CA</text:span><text:span text:style-name="T2">GAGGATTTC</text:span><text:span text:style-name="T1">T</text:span><text:span text:style-name="T2">AGAGATATGTG</text:span><text:span text:style-name="T1">G</text:span><text:span text:style-name="T2">A</text:span><text:span text:style-name="T1"> <text:s text:c="18"/>mus_musculus: 4:118188439</text:span></text:p>
      <text:p text:style-name="Standard"><text:span text:style-name="T1">Northern American deer mouse peromyscus_maniculatus_bairdii: 2:133767303 A</text:span><text:span text:style-name="T2">CATTCAAGCTATT</text:span><text:span text:style-name="T1">AT</text:span><text:span text:style-name="T2">A</text:span><text:span text:style-name="T1">‑</text:span><text:span text:style-name="T2">TA</text:span><text:span text:style-name="T1">TT</text:span><text:span text:style-name="T2">GAGGATTTC</text:span><text:span text:style-name="T1">A</text:span><text:span text:style-name="T2">AGAGATATGTG</text:span><text:span text:style-name="T1">A</text:span><text:span text:style-name="T2">A</text:span><text:span text:style-name="T1"> peromyscus_maniculatus_bairdii: 2:133767346</text:span></text:p>
      <text:p text:style-name="P1"/>
      <text:p text:style-name="Standard"><text:span text:style-name="T1">Mouse <text:s text:c="41"/>mus_musculus: 4:118188440 </text:span><text:span text:style-name="T2">ATAG</text:span><text:span text:style-name="T1">TG</text:span><text:span text:style-name="T2">AGGCATG</text:span><text:span text:style-name="T1">TC</text:span><text:span text:style-name="T2">CCT</text:span><text:span text:style-name="T1">CA</text:span><text:span text:style-name="T2">CCATAAAAA</text:span><text:span text:style-name="T1">AAAAAAAAAT</text:span><text:span text:style-name="T2">C</text:span><text:span text:style-name="T1">C</text:span><text:span text:style-name="T2">AC</text:span><text:span text:style-name="T1">A</text:span><text:span text:style-name="T2">G</text:span><text:span text:style-name="T1"> <text:s text:c="18"/>mus_musculus: 4:118188484</text:span></text:p>
      <text:p text:style-name="Standard"><text:span text:style-name="T1">Northern American deer mouse peromyscus_maniculatus_bairdii: 2:133767347 </text:span><text:span text:style-name="T2">ATAG</text:span><text:span text:style-name="T1">CC</text:span><text:span text:style-name="T2">AGGCATG</text:span><text:span text:style-name="T1">AA</text:span><text:span text:style-name="T2">CCT</text:span><text:span text:style-name="T1">TG</text:span><text:span text:style-name="T2">CCATAAAAA</text:span><text:span text:style-name="T1">‑‑‑‑‑‑‑‑‑‑</text:span><text:span text:style-name="T2">C</text:span><text:span text:style-name="T1">T</text:span><text:span text:style-name="T2">AC</text:span><text:span text:style-name="T1">T</text:span><text:span text:style-name="T2">G</text:span><text:span text:style-name="T1"> peromyscus_maniculatus_bairdii: 2:133767381</text:span></text:p>
      <text:p text:style-name="P1"/>
      <text:p text:style-name="Standard"><text:soft-page-break/><text:span text:style-name="T1">Mouse <text:s text:c="41"/>mus_musculus: 4:118188485 </text:span><text:span text:style-name="T2">AGTTAGGGCAAGCCAG</text:span><text:span text:style-name="T1">TT</text:span><text:span text:style-name="T2">GGCTCAGCCAG</text:span><text:span text:style-name="T1">C</text:span><text:span text:style-name="T2">GAAGGTGTTC</text:span><text:span text:style-name="T1">T</text:span><text:span text:style-name="T2">GAAG</text:span><text:span text:style-name="T1"> <text:s text:c="18"/>mus_musculus: 4:118188529</text:span></text:p>
      <text:p text:style-name="Standard"><text:span text:style-name="T1">Northern American deer mouse peromyscus_maniculatus_bairdii: 2:133767382 </text:span><text:span text:style-name="T2">AGTTAGGGCAAGCCAG</text:span><text:span text:style-name="T1">AA</text:span><text:span text:style-name="T2">GGCTCAGCCAG</text:span><text:span text:style-name="T1">T</text:span><text:span text:style-name="T2">GAAGGTGTTC</text:span><text:span text:style-name="T1">C</text:span><text:span text:style-name="T2">GAAG</text:span><text:span text:style-name="T1"> peromyscus_maniculatus_bairdii: 2:133767426</text:span></text:p>
      <text:p text:style-name="P1"/>
      <text:p text:style-name="Standard"><text:span text:style-name="T1">Mouse <text:s text:c="41"/>mus_musculus: 4:118188530 </text:span><text:span text:style-name="T2">CCT</text:span><text:span text:style-name="T1">AA</text:span><text:span text:style-name="T2">T</text:span><text:span text:style-name="T1">G</text:span><text:span text:style-name="T2">A</text:span><text:span text:style-name="T1">TG</text:span><text:span text:style-name="T2">AAAGTTC</text:span><text:span text:style-name="T1">C</text:span><text:span text:style-name="T2">G</text:span><text:span text:style-name="T1">A</text:span><text:span text:style-name="T2">TGC</text:span><text:span text:style-name="T1">T</text:span><text:span text:style-name="T2">TGGAAC</text:span><text:span text:style-name="T1">TCATGATCGAAGCAC <text:s text:c="18"/>mus_musculus: 4:118188574</text:span></text:p>
      <text:p text:style-name="Standard"><text:span text:style-name="T1">Northern American deer mouse peromyscus_maniculatus_bairdii: 2:133767427 </text:span><text:span text:style-name="T2">CCT</text:span><text:span text:style-name="T1">GT</text:span><text:span text:style-name="T2">T</text:span><text:span text:style-name="T1">A</text:span><text:span text:style-name="T2">A</text:span><text:span text:style-name="T1">CC</text:span><text:span text:style-name="T2">AAAGTTC</text:span><text:span text:style-name="T1">A</text:span><text:span text:style-name="T2">G</text:span><text:span text:style-name="T1">G</text:span><text:span text:style-name="T2">TGC</text:span><text:span text:style-name="T1">C</text:span><text:span text:style-name="T2">TGGAAC</text:span><text:span text:style-name="T1">NNNNNNNNNNNNNNN peromyscus_maniculatus_bairdii: 2:133767558</text:span></text:p>
      <text:p text:style-name="P1"/>
      <text:p text:style-name="Standard"><text:span text:style-name="T1">Mouse <text:s text:c="41"/>mus_musculus: 4:118188575 TCCTAAAAGCTGCTCTCCACATGCATACCATGGCACATGCCAATT <text:s text:c="18"/>mus_musculus: 4:118188619</text:span></text:p>
      <text:p text:style-name="Standard"><text:span text:style-name="T1">Northern American deer mouse peromyscus_maniculatus_bairdii: 2:133767559 NNNNNNNNNNNNNNNNNNNNNNNNNNNNNNNNNNNNNNNNNNNNN peromyscus_maniculatus_bairdii: 2:133767603</text:span></text:p>
      <text:p text:style-name="P1"/>
      <text:p text:style-name="Standard"><text:span text:style-name="T1">Mouse <text:s text:c="41"/>mus_musculus: 4:118188620 GGAATACACACACACACACACACACACACACACACACACACACAC <text:s text:c="18"/>mus_musculus: 4:118188664</text:span></text:p>
      <text:p text:style-name="Standard"><text:span text:style-name="T1">Northern American deer mouse peromyscus_maniculatus_bairdii: 2:133767604 NNNNNNNNNNNNNNNNNNNNNNNNNNNNNNNNNNNNNNNNNNNNN peromyscus_maniculatus_bairdii: 2:133767648</text:span></text:p>
      <text:p text:style-name="P1"/>
      <text:p text:style-name="Standard"><text:span text:style-name="T1">Mouse <text:s text:c="41"/>mus_musculus: 4:118188665 ACACACACACACACTCCACAAGT</text:span><text:span text:style-name="T2">A</text:span><text:span text:style-name="T1">G</text:span><text:span text:style-name="T2">TAAA</text:span><text:span text:style-name="T1">T</text:span><text:span text:style-name="T2">AAAA</text:span><text:span text:style-name="T1">T</text:span><text:span text:style-name="T2">AAAAA</text:span><text:span text:style-name="T1">C</text:span><text:span text:style-name="T2">AAA</text:span><text:span text:style-name="T1">A <text:s text:c="18"/>mus_musculus: 4:118188709</text:span></text:p>
      <text:p text:style-name="Standard"><text:span text:style-name="T1">Northern American deer mouse peromyscus_maniculatus_bairdii: 2:133767649 NNNNNNNNNNNNNNNNNNNNNNN</text:span><text:span text:style-name="T2">A</text:span><text:span text:style-name="T1">A</text:span><text:span text:style-name="T2">TAAA</text:span><text:span text:style-name="T1">G</text:span><text:span text:style-name="T2">AAAA</text:span><text:span text:style-name="T1">G</text:span><text:span text:style-name="T2">AAAAA</text:span><text:span text:style-name="T1">G</text:span><text:span text:style-name="T2">AAA</text:span><text:span text:style-name="T1">T peromyscus_maniculatus_bairdii: 2:133767693</text:span></text:p>
      <text:p text:style-name="P1"/>
      <text:p text:style-name="Standard"><text:span text:style-name="T1">Mouse <text:s text:c="41"/>mus_musculus: 4:118188710 </text:span><text:span text:style-name="T2">AC</text:span><text:span text:style-name="T1">G</text:span><text:span text:style-name="T2">AAGGAA</text:span><text:span text:style-name="T1">C</text:span><text:span text:style-name="T2">TCAT</text:span><text:span text:style-name="T1">T</text:span><text:span text:style-name="T2">T</text:span><text:span text:style-name="T1">AAAA</text:span><text:span text:style-name="T2">GTAGCTG</text:span><text:span text:style-name="T1">C</text:span><text:span text:style-name="T2">CTAGAC</text:span><text:span text:style-name="T1">C</text:span><text:span text:style-name="T2">CAGCCTCTCC</text:span><text:span text:style-name="T1"> <text:s text:c="18"/>mus_musculus: 4:118188754</text:span></text:p>
      <text:p text:style-name="Standard"><text:span text:style-name="T1">Northern American deer mouse peromyscus_maniculatus_bairdii: 2:133767694 </text:span><text:span text:style-name="T2">AC</text:span><text:span text:style-name="T1">A</text:span><text:span text:style-name="T2">AAGGAA</text:span><text:span text:style-name="T1">T</text:span><text:span text:style-name="T2">TCAT</text:span><text:span text:style-name="T1">C</text:span><text:span text:style-name="T2">T</text:span><text:span text:style-name="T1">‑‑‑‑</text:span><text:span text:style-name="T2">GTAGCTG</text:span><text:span text:style-name="T1">T</text:span><text:span text:style-name="T2">CTAGAC</text:span><text:span text:style-name="T1">T</text:span><text:span text:style-name="T2">CAGCCTCTCC</text:span><text:span text:style-name="T1"> peromyscus_maniculatus_bairdii: 2:133767734</text:span></text:p>
      <text:p text:style-name="P1"/>
      <text:p text:style-name="Standard"><text:span text:style-name="T1">Mouse <text:s text:c="41"/>mus_musculus: 4:118188755 </text:span><text:span text:style-name="T2">TTGGC</text:span><text:span text:style-name="T1">T</text:span><text:span text:style-name="T2">AC</text:span><text:span text:style-name="T1">CT</text:span><text:span text:style-name="T2">CTACAGCTCT</text:span><text:span text:style-name="T1">G</text:span><text:span text:style-name="T2">TG</text:span><text:span text:style-name="T1">CCGGA</text:span><text:span text:style-name="T2">GAAGCAGC</text:span><text:span text:style-name="T1">A</text:span><text:span text:style-name="T2">TAA</text:span><text:span text:style-name="T1">AG</text:span><text:span text:style-name="T2">GTG</text:span><text:span text:style-name="T1"> <text:s text:c="18"/>mus_musculus: 4:118188799</text:span></text:p>
      <text:p text:style-name="Standard"><text:span text:style-name="T1">Northern American deer mouse peromyscus_maniculatus_bairdii: 2:133767735 </text:span><text:span text:style-name="T2">TTGGC</text:span><text:span text:style-name="T1">C</text:span><text:span text:style-name="T2">AC</text:span><text:span text:style-name="T1">AC</text:span><text:span text:style-name="T2">CTACAGCTCT</text:span><text:span text:style-name="T1">A</text:span><text:span text:style-name="T2">TG</text:span><text:span text:style-name="T1">GTCCC</text:span><text:span text:style-name="T2">GAAGCAGC</text:span><text:span text:style-name="T1">T</text:span><text:span text:style-name="T2">TAA</text:span><text:span text:style-name="T1">GC</text:span><text:span text:style-name="T2">GTG</text:span><text:span text:style-name="T1"> peromyscus_maniculatus_bairdii: 2:133767779</text:span></text:p>
      <text:p text:style-name="P1"/>
      <text:p text:style-name="Standard"><text:span text:style-name="T1">Mouse <text:s text:c="41"/>mus_musculus: 4:118188800 G</text:span><text:span text:style-name="T2">CTCTCTGTGGCT</text:span><text:span text:style-name="T1">T</text:span><text:span text:style-name="T2">TCCA</text:span><text:span text:style-name="T1">C</text:span><text:span text:style-name="T2">GCTTGGG</text:span><text:span text:style-name="T1">CT</text:span><text:span text:style-name="T2">A</text:span><text:span text:style-name="T1">CAC</text:span><text:span text:style-name="T2">TGTT</text:span><text:span text:style-name="T1">T</text:span><text:span text:style-name="T2">C</text:span><text:span text:style-name="T1">T</text:span><text:span text:style-name="T2">AC</text:span><text:span text:style-name="T1">G</text:span><text:span text:style-name="T2">A</text:span><text:span text:style-name="T1">C</text:span><text:span text:style-name="T2">T</text:span><text:span text:style-name="T1"> <text:s text:c="18"/>mus_musculus: 4:118188844</text:span></text:p>
      <text:p text:style-name="Standard"><text:span text:style-name="T1">Northern American deer mouse peromyscus_maniculatus_bairdii: 2:133767780 T</text:span><text:span text:style-name="T2">CTCTCTGTGGCT</text:span><text:span text:style-name="T1">C</text:span><text:span text:style-name="T2">TCCA</text:span><text:span text:style-name="T1">G</text:span><text:span text:style-name="T2">GCTTGGG</text:span><text:span text:style-name="T1">TC</text:span><text:span text:style-name="T2">A</text:span><text:span text:style-name="T1">TCT</text:span><text:span text:style-name="T2">TGTT</text:span><text:span text:style-name="T1">C</text:span><text:span text:style-name="T2">C</text:span><text:span text:style-name="T1">C</text:span><text:span text:style-name="T2">AC</text:span><text:span text:style-name="T1">‑</text:span><text:span text:style-name="T2">A</text:span><text:span text:style-name="T1">T</text:span><text:span text:style-name="T2">T</text:span><text:span text:style-name="T1"> peromyscus_maniculatus_bairdii: 2:133767823</text:span></text:p>
      <text:p text:style-name="P1"/>
      <text:p text:style-name="Standard"><text:span text:style-name="T1">Mouse <text:s text:c="41"/>mus_musculus: 4:118188845 </text:span><text:span text:style-name="T2">GGACCTG</text:span><text:span text:style-name="T1">CC</text:span><text:span text:style-name="T2">GGA</text:span><text:span text:style-name="T1">G</text:span><text:span text:style-name="T2">GG</text:span><text:span text:style-name="T1">A</text:span><text:span text:style-name="T2">AGCTCTTT</text:span><text:span text:style-name="T1">C‑A</text:span><text:span text:style-name="T2">TGC</text:span><text:span text:style-name="T1">C</text:span><text:span text:style-name="T2">A</text:span><text:span text:style-name="T1">C‑‑</text:span><text:span text:style-name="T2">AA</text:span><text:span text:style-name="T1">A</text:span><text:span text:style-name="T2">ACAGTTT</text:span><text:span text:style-name="T1"> <text:s text:c="18"/>mus_musculus: 4:118188886</text:span></text:p>
      <text:p text:style-name="Standard"><text:span text:style-name="T1">Northern American deer mouse peromyscus_maniculatus_bairdii: 2:133767824 </text:span><text:span text:style-name="T2">GGACCTG</text:span><text:span text:style-name="T1">A‑</text:span><text:span text:style-name="T2">GGA</text:span><text:span text:style-name="T1">T</text:span><text:span text:style-name="T2">GG</text:span><text:span text:style-name="T1">C</text:span><text:span text:style-name="T2">AGCTCTTT</text:span><text:span text:style-name="T1">TTG</text:span><text:span text:style-name="T2">TGC</text:span><text:span text:style-name="T1">T</text:span><text:span text:style-name="T2">A</text:span><text:span text:style-name="T1">TGG</text:span><text:span text:style-name="T2">AA</text:span><text:span text:style-name="T1">C</text:span><text:span text:style-name="T2">ACAGTTT</text:span><text:span text:style-name="T1"> peromyscus_maniculatus_bairdii: 2:133767867</text:span></text:p>
      <text:p text:style-name="P1"/>
      <text:p text:style-name="Standard"><text:soft-page-break/><text:span text:style-name="T1">Mouse <text:s text:c="41"/>mus_musculus: 4:118188887 </text:span><text:span text:style-name="T2">ATC</text:span><text:span text:style-name="T1">G</text:span><text:span text:style-name="T2">TTG</text:span><text:span text:style-name="T1">T</text:span><text:span text:style-name="T2">TCTG</text:span><text:span text:style-name="T1">T</text:span><text:span text:style-name="T2">TTC</text:span><text:span text:style-name="T1">TT</text:span><text:span text:style-name="T2">GAGCAGCT</text:span><text:span text:style-name="T1">C</text:span><text:span text:style-name="T2">GTC</text:span><text:span text:style-name="T1">T</text:span><text:span text:style-name="T2">G</text:span><text:span text:style-name="T1">A</text:span><text:span text:style-name="T2">CCTTACACCTTC</text:span><text:span text:style-name="T1"> <text:s text:c="18"/>mus_musculus: 4:118188931</text:span></text:p>
      <text:p text:style-name="Standard"><text:span text:style-name="T1">Northern American deer mouse peromyscus_maniculatus_bairdii: 2:133767868 </text:span><text:span text:style-name="T2">ATC</text:span><text:span text:style-name="T1">T</text:span><text:span text:style-name="T2">TTG</text:span><text:span text:style-name="T1">C</text:span><text:span text:style-name="T2">TCTG</text:span><text:span text:style-name="T1">C</text:span><text:span text:style-name="T2">TTC</text:span><text:span text:style-name="T1">CC</text:span><text:span text:style-name="T2">GAGCAGCT</text:span><text:span text:style-name="T1">T</text:span><text:span text:style-name="T2">GTC</text:span><text:span text:style-name="T1">A</text:span><text:span text:style-name="T2">G</text:span><text:span text:style-name="T1">T</text:span><text:span text:style-name="T2">CCTTACACCTTC</text:span><text:span text:style-name="T1"> peromyscus_maniculatus_bairdii: 2:133767912</text:span></text:p>
      <text:p text:style-name="P1"/>
      <text:p text:style-name="Standard"><text:span text:style-name="T1">Mouse <text:s text:c="41"/>mus_musculus: 4:118188932 </text:span><text:span text:style-name="T2">AGGGAGAAGC</text:span><text:span text:style-name="T1">T</text:span><text:span text:style-name="T2">T</text:span><text:span text:style-name="T1">TC</text:span><text:span text:style-name="T2">CCAGGAT</text:span><text:span text:style-name="T1">C</text:span><text:span text:style-name="T2">CCA</text:span><text:span text:style-name="T1">AT</text:span><text:span text:style-name="T2">AGCCTTT</text:span><text:span text:style-name="T1">G</text:span><text:span text:style-name="T2">G</text:span><text:span text:style-name="T1">A</text:span><text:span text:style-name="T2">CTA</text:span><text:span text:style-name="T1">G</text:span><text:span text:style-name="T2">G</text:span><text:span text:style-name="T1">G</text:span><text:span text:style-name="T2">AG</text:span><text:span text:style-name="T1"> <text:s text:c="18"/>mus_musculus: 4:118188976</text:span></text:p>
      <text:p text:style-name="Standard"><text:span text:style-name="T1">Northern American deer mouse peromyscus_maniculatus_bairdii: 2:133767913 </text:span><text:span text:style-name="T2">AGGGAGAAGC</text:span><text:span text:style-name="T1">G</text:span><text:span text:style-name="T2">T</text:span><text:span text:style-name="T1">CT</text:span><text:span text:style-name="T2">CCAGGAT</text:span><text:span text:style-name="T1">T</text:span><text:span text:style-name="T2">CCA</text:span><text:span text:style-name="T1">GG</text:span><text:span text:style-name="T2">AGCCTTT</text:span><text:span text:style-name="T1">A</text:span><text:span text:style-name="T2">G</text:span><text:span text:style-name="T1">G</text:span><text:span text:style-name="T2">CTA</text:span><text:span text:style-name="T1">A</text:span><text:span text:style-name="T2">G</text:span><text:span text:style-name="T1">A</text:span><text:span text:style-name="T2">AG</text:span><text:span text:style-name="T1"> peromyscus_maniculatus_bairdii: 2:133767957</text:span></text:p>
      <text:p text:style-name="P1"/>
      <text:p text:style-name="Standard"><text:span text:style-name="T1">Mouse <text:s text:c="41"/>mus_musculus: 4:118188977 </text:span><text:span text:style-name="T2">C</text:span><text:span text:style-name="T1">‑‑‑‑‑‑‑‑</text:span><text:span text:style-name="T2">GATCTTGGGGTAAAAA</text:span><text:span text:style-name="T1">G</text:span><text:span text:style-name="T2">CAAT</text:span><text:span text:style-name="T1">T</text:span><text:span text:style-name="T2">T</text:span><text:span text:style-name="T1">G</text:span><text:span text:style-name="T2">GGG</text:span><text:span text:style-name="T1">T</text:span><text:span text:style-name="T2">T</text:span><text:span text:style-name="T1">A</text:span><text:span text:style-name="T2">AG</text:span><text:span text:style-name="T1">G</text:span><text:span text:style-name="T2">AGG</text:span><text:span text:style-name="T1"> <text:s text:c="18"/>mus_musculus: 4:118189013</text:span></text:p>
      <text:p text:style-name="Standard"><text:span text:style-name="T1">Northern American deer mouse peromyscus_maniculatus_bairdii: 2:133767958 </text:span><text:span text:style-name="T2">C</text:span><text:span text:style-name="T1">AAGGGACA</text:span><text:span text:style-name="T2">GATCTTGGGGTAAAAA</text:span><text:span text:style-name="T1">‑</text:span><text:span text:style-name="T2">CAAT</text:span><text:span text:style-name="T1">C</text:span><text:span text:style-name="T2">T</text:span><text:span text:style-name="T1">C</text:span><text:span text:style-name="T2">GGG</text:span><text:span text:style-name="T1">C</text:span><text:span text:style-name="T2">T</text:span><text:span text:style-name="T1">C</text:span><text:span text:style-name="T2">AG</text:span><text:span text:style-name="T1">A</text:span><text:span text:style-name="T2">AGG</text:span><text:span text:style-name="T1"> peromyscus_maniculatus_bairdii: 2:133768001</text:span></text:p>
      <text:p text:style-name="P1"/>
      <text:p text:style-name="Standard"><text:span text:style-name="T1">Mouse <text:s text:c="41"/>mus_musculus: 4:118189014 T</text:span><text:span text:style-name="T2">ATCTT</text:span><text:span text:style-name="T1">GCACTGAGAAGCAACTTT</text:span><text:span text:style-name="T2">AG</text:span><text:span text:style-name="T1">TCC</text:span><text:span text:style-name="T2">GAGAGCT</text:span><text:span text:style-name="T1">A</text:span><text:span text:style-name="T2">TTCTACTG</text:span><text:span text:style-name="T1"> <text:s text:c="18"/>mus_musculus: 4:118189058</text:span></text:p>
      <text:p text:style-name="Standard"><text:span text:style-name="T1">Northern American deer mouse peromyscus_maniculatus_bairdii: 2:133768002 A</text:span><text:span text:style-name="T2">ATCTT</text:span><text:span text:style-name="T1">‑‑‑‑‑‑‑‑‑‑‑‑‑‑‑‑‑‑</text:span><text:span text:style-name="T2">AG</text:span><text:span text:style-name="T1">GTT</text:span><text:span text:style-name="T2">GAGAGCT</text:span><text:span text:style-name="T1">G</text:span><text:span text:style-name="T2">TTCTACTG</text:span><text:span text:style-name="T1"> peromyscus_maniculatus_bairdii: 2:133768028</text:span></text:p>
      <text:p text:style-name="P1"/>
      <text:p text:style-name="Standard"><text:span text:style-name="T1">Mouse <text:s text:c="41"/>mus_musculus: 4:118189059 </text:span><text:span text:style-name="T2">GAAATGTTAGCTC</text:span><text:span text:style-name="T1">T</text:span><text:span text:style-name="T2">G</text:span><text:span text:style-name="T1">C</text:span><text:span text:style-name="T2">TCTGTAAAC</text:span><text:span text:style-name="T1">A</text:span><text:span text:style-name="T2">TGACAC</text:span><text:span text:style-name="T1">TC</text:span><text:span text:style-name="T2">GAGCATTTCCA</text:span><text:span text:style-name="T1"> <text:s text:c="18"/>mus_musculus: 4:118189103</text:span></text:p>
      <text:p text:style-name="Standard"><text:span text:style-name="T1">Northern American deer mouse peromyscus_maniculatus_bairdii: 2:133768029 </text:span><text:span text:style-name="T2">GAAATGTTAGCTC</text:span><text:span text:style-name="T1">A</text:span><text:span text:style-name="T2">G</text:span><text:span text:style-name="T1">A</text:span><text:span text:style-name="T2">TCTGTAAAC</text:span><text:span text:style-name="T1">G</text:span><text:span text:style-name="T2">TGACAC</text:span><text:span text:style-name="T1">GA</text:span><text:span text:style-name="T2">GAGCATTTCCA</text:span><text:span text:style-name="T1"> peromyscus_maniculatus_bairdii: 2:133768073</text:span></text:p>
      <text:p text:style-name="P1"/>
      <text:p text:style-name="Standard"><text:span text:style-name="T1">Mouse <text:s text:c="41"/>mus_musculus: 4:118189104 T</text:span><text:span text:style-name="T2">GCCCTGTTTCTTGGCCCAAGGGTTTTGTTGTGGTTAATACTGTG</text:span><text:span text:style-name="T1"> <text:s text:c="18"/>mus_musculus: 4:118189148</text:span></text:p>
      <text:p text:style-name="Standard"><text:span text:style-name="T1">Northern American deer mouse peromyscus_maniculatus_bairdii: 2:133768074 C</text:span><text:span text:style-name="T2">GCCCTGTTTCTTGGCCCAAGGGTTTTGTTGTGGTTAATACTGTG</text:span><text:span text:style-name="T1"> peromyscus_maniculatus_bairdii: 2:133768118</text:span></text:p>
      <text:p text:style-name="P1"/>
      <text:p text:style-name="Standard"><text:span text:style-name="T1">Mouse <text:s text:c="41"/>mus_musculus: 4:118189149 </text:span><text:span text:style-name="T2">GTCTGTCTATTTTATGCT</text:span><text:span text:style-name="T1">T</text:span><text:span text:style-name="T2">CATCTTC</text:span><text:span text:style-name="T1">CT</text:span><text:span text:style-name="T2">GGAAACAGTAAAATGTT</text:span><text:span text:style-name="T1"> <text:s text:c="18"/>mus_musculus: 4:118189193</text:span></text:p>
      <text:p text:style-name="Standard"><text:span text:style-name="T1">Northern American deer mouse peromyscus_maniculatus_bairdii: 2:133768119 </text:span><text:span text:style-name="T2">GTCTGTCTATTTTATGCT</text:span><text:span text:style-name="T1">C</text:span><text:span text:style-name="T2">CATCTTC</text:span><text:span text:style-name="T1">TC</text:span><text:span text:style-name="T2">GGAAACAGTAAAATGTT</text:span><text:span text:style-name="T1"> peromyscus_maniculatus_bairdii: 2:133768163</text:span></text:p>
      <text:p text:style-name="P1"/>
      <text:p text:style-name="Standard"><text:span text:style-name="T1">Mouse <text:s text:c="41"/>mus_musculus: 4:118189194 </text:span><text:span text:style-name="T2">TAGCTGTCACACATTC</text:span><text:span text:style-name="T1">T</text:span><text:span text:style-name="T2">TGGCTC</text:span><text:span text:style-name="T1">GT</text:span><text:span text:style-name="T2">GCTTTGCCTTGGGCCAGCTG</text:span><text:span text:style-name="T1"> <text:s text:c="18"/>mus_musculus: 4:118189238</text:span></text:p>
      <text:p text:style-name="Standard"><text:span text:style-name="T1">Northern American deer mouse peromyscus_maniculatus_bairdii: 2:133768164 </text:span><text:span text:style-name="T2">TAGCTGTCACACATTC</text:span><text:span text:style-name="T1">C</text:span><text:span text:style-name="T2">TGGCTC</text:span><text:span text:style-name="T1">TC</text:span><text:span text:style-name="T2">GCTTTGCCTTGGGCCAGCTG</text:span><text:span text:style-name="T1"> peromyscus_maniculatus_bairdii: 2:133768208</text:span></text:p>
      <text:p text:style-name="P1"/>
      <text:p text:style-name="Standard"><text:span text:style-name="T1">Mouse <text:s text:c="41"/>mus_musculus: 4:118189239 </text:span><text:span text:style-name="T2">TGTCACT</text:span><text:span text:style-name="T1">G</text:span><text:span text:style-name="T2">TGAGC</text:span><text:span text:style-name="T1">A</text:span><text:span text:style-name="T2">ACAC</text:span><text:span text:style-name="T1">A</text:span><text:span text:style-name="T2">ATGGAATC</text:span><text:span text:style-name="T1">T</text:span><text:span text:style-name="T2">C</text:span><text:span text:style-name="T1">A</text:span><text:span text:style-name="T2">GGACTTTAGACCAG</text:span><text:span text:style-name="T1">A <text:s text:c="18"/>mus_musculus: 4:118189283</text:span></text:p>
      <text:p text:style-name="Standard"><text:span text:style-name="T1">Northern American deer mouse peromyscus_maniculatus_bairdii: 2:133768209 </text:span><text:span text:style-name="T2">TGTCACT</text:span><text:span text:style-name="T1">T</text:span><text:span text:style-name="T2">TGAGC</text:span><text:span text:style-name="T1">C</text:span><text:span text:style-name="T2">ACAC</text:span><text:span text:style-name="T1">G</text:span><text:span text:style-name="T2">ATGGAATC</text:span><text:span text:style-name="T1">A</text:span><text:span text:style-name="T2">C</text:span><text:span text:style-name="T1">G</text:span><text:span text:style-name="T2">GGACTTTAGACCAG</text:span><text:span text:style-name="T1">G peromyscus_maniculatus_bairdii: 2:133768253</text:span></text:p>
      <text:p text:style-name="P1"/>
      <text:p text:style-name="Standard"><text:soft-page-break/><text:span text:style-name="T1">Mouse <text:s text:c="41"/>mus_musculus: 4:118189284 </text:span><text:span text:style-name="T2">GAGA</text:span><text:span text:style-name="T1">A</text:span><text:span text:style-name="T2">C</text:span><text:span text:style-name="T1">CA</text:span><text:span text:style-name="T2">AT</text:span><text:span text:style-name="T1">A</text:span><text:span text:style-name="T2">CAA</text:span><text:span text:style-name="T1">T</text:span><text:span text:style-name="T2">CCCTTCACTGAAGGGAAATGAGGC</text:span><text:span text:style-name="T1">AT</text:span><text:span text:style-name="T2">TGAA</text:span><text:span text:style-name="T1"> <text:s text:c="18"/>mus_musculus: 4:118189328</text:span></text:p>
      <text:p text:style-name="Standard"><text:span text:style-name="T1">Northern American deer mouse peromyscus_maniculatus_bairdii: 2:133768254 </text:span><text:span text:style-name="T2">GAGA</text:span><text:span text:style-name="T1">G</text:span><text:span text:style-name="T2">C</text:span><text:span text:style-name="T1">TG</text:span><text:span text:style-name="T2">AT</text:span><text:span text:style-name="T1">C</text:span><text:span text:style-name="T2">CAA</text:span><text:span text:style-name="T1">C</text:span><text:span text:style-name="T2">CCCTTCACTGAAGGGAAATGAGGC</text:span><text:span text:style-name="T1">GG</text:span><text:span text:style-name="T2">TGAA</text:span><text:span text:style-name="T1"> peromyscus_maniculatus_bairdii: 2:133768298</text:span></text:p>
      <text:p text:style-name="P1"/>
      <text:p text:style-name="Standard"><text:span text:style-name="T1">Mouse <text:s text:c="41"/>mus_musculus: 4:118189329 </text:span><text:span text:style-name="T2">TGAGGTGAGG</text:span><text:span text:style-name="T1">‑‑</text:span><text:span text:style-name="T2">AAG</text:span><text:span text:style-name="T1">A</text:span><text:span text:style-name="T2">GAGATTG</text:span><text:span text:style-name="T1">G</text:span><text:span text:style-name="T2">ACCACAGAAATG</text:span><text:span text:style-name="T1">T</text:span><text:span text:style-name="T2">CAA</text:span><text:span text:style-name="T1">AG</text:span><text:span text:style-name="T2">T</text:span><text:span text:style-name="T1">G</text:span><text:span text:style-name="T2">G</text:span><text:span text:style-name="T1"> <text:s text:c="18"/>mus_musculus: 4:118189371</text:span></text:p>
      <text:p text:style-name="Standard"><text:span text:style-name="T1">Northern American deer mouse peromyscus_maniculatus_bairdii: 2:133768299 </text:span><text:span text:style-name="T2">TGAGGTGAGG</text:span><text:span text:style-name="T1">AA</text:span><text:span text:style-name="T2">AAG</text:span><text:span text:style-name="T1">G</text:span><text:span text:style-name="T2">GAGATTG</text:span><text:span text:style-name="T1">A</text:span><text:span text:style-name="T2">ACCACAGAAATG</text:span><text:span text:style-name="T1">C</text:span><text:span text:style-name="T2">CAA</text:span><text:span text:style-name="T1">GA</text:span><text:span text:style-name="T2">T</text:span><text:span text:style-name="T1">A</text:span><text:span text:style-name="T2">G</text:span><text:span text:style-name="T1"> peromyscus_maniculatus_bairdii: 2:133768343</text:span></text:p>
      <text:p text:style-name="P1"/>
      <text:p text:style-name="Standard"><text:span text:style-name="T1">Mouse <text:s text:c="41"/>mus_musculus: 4:118189372 </text:span><text:span text:style-name="T2">CCCTTTTCAAGGTCATCT</text:span><text:span text:style-name="T1">C</text:span><text:span text:style-name="T2">TGTTC</text:span><text:span text:style-name="T1">GCCTG</text:span><text:span text:style-name="T2">TCTCT</text:span><text:span text:style-name="T1">A</text:span><text:span text:style-name="T2">T</text:span><text:span text:style-name="T1">A</text:span><text:span text:style-name="T2">GAATCTGC</text:span><text:span text:style-name="T1"> <text:s text:c="18"/>mus_musculus: 4:118189416</text:span></text:p>
      <text:p text:style-name="Standard"><text:span text:style-name="T1">Northern American deer mouse peromyscus_maniculatus_bairdii: 2:133768344 </text:span><text:span text:style-name="T2">CCCTTTTCAAGGTCATCT</text:span><text:span text:style-name="T1">G</text:span><text:span text:style-name="T2">TGTTC</text:span><text:span text:style-name="T1">‑‑‑‑A</text:span><text:span text:style-name="T2">TCTCT</text:span><text:span text:style-name="T1">G</text:span><text:span text:style-name="T2">T</text:span><text:span text:style-name="T1">G</text:span><text:span text:style-name="T2">GAATCTGC</text:span><text:span text:style-name="T1"> peromyscus_maniculatus_bairdii: 2:133768384</text:span></text:p>
      <text:p text:style-name="P1"/>
      <text:p text:style-name="Standard"><text:span text:style-name="T1">Mouse <text:s text:c="41"/>mus_musculus: 4:118189417 </text:span><text:span text:style-name="T2">C</text:span><text:span text:style-name="T1">TC</text:span><text:span text:style-name="T2">TCCAGTGTGT</text:span><text:span text:style-name="T1">A</text:span><text:span text:style-name="T2">AAACA</text:span><text:span text:style-name="T1">A</text:span><text:span text:style-name="T2">ACCT</text:span><text:span text:style-name="T1">TG</text:span><text:span text:style-name="T2">GAGT</text:span><text:span text:style-name="T1">A</text:span><text:span text:style-name="T2">G</text:span><text:span text:style-name="T1">GTA</text:span><text:span text:style-name="T2">GCCACTG</text:span><text:span text:style-name="T1">GAT <text:s text:c="18"/>mus_musculus: 4:118189461</text:span></text:p>
      <text:p text:style-name="Standard"><text:span text:style-name="T1">Northern American deer mouse peromyscus_maniculatus_bairdii: 2:133768385 </text:span><text:span text:style-name="T2">C</text:span><text:span text:style-name="T1">AT</text:span><text:span text:style-name="T2">TCCAGTGTGT</text:span><text:span text:style-name="T1">‑</text:span><text:span text:style-name="T2">AAACA</text:span><text:span text:style-name="T1">G</text:span><text:span text:style-name="T2">ACCT</text:span><text:span text:style-name="T1">GA</text:span><text:span text:style-name="T2">GAGT</text:span><text:span text:style-name="T1">G</text:span><text:span text:style-name="T2">G</text:span><text:span text:style-name="T1">AGG</text:span><text:span text:style-name="T2">GCCACTG</text:span><text:span text:style-name="T1">ATC peromyscus_maniculatus_bairdii: 2:133768428</text:span></text:p>
      <text:p text:style-name="P1"/>
      <text:p text:style-name="Standard"><text:span text:style-name="T1">Mouse <text:s text:c="41"/>mus_musculus: 4:118189462 </text:span><text:span text:style-name="T2">AT</text:span><text:span text:style-name="T1">C</text:span><text:span text:style-name="T2">CTTCC</text:span><text:span text:style-name="T1">ATG</text:span><text:span text:style-name="T2">C</text:span><text:span text:style-name="T1">A</text:span><text:span text:style-name="T2">CA</text:span><text:span text:style-name="T1">A</text:span><text:span text:style-name="T2">G</text:span><text:span text:style-name="T1">‑</text:span><text:span text:style-name="T2">TTTCACAGCT</text:span><text:span text:style-name="T1">A</text:span><text:span text:style-name="T2">TTT</text:span><text:span text:style-name="T1">C</text:span><text:span text:style-name="T2">TCT</text:span><text:span text:style-name="T1">GT</text:span><text:span text:style-name="T2">GTGTAAA</text:span><text:span text:style-name="T1"> <text:s text:c="18"/>mus_musculus: 4:118189505</text:span></text:p>
      <text:p text:style-name="Standard"><text:span text:style-name="T1">Northern American deer mouse peromyscus_maniculatus_bairdii: 2:133768429 </text:span><text:span text:style-name="T2">AT</text:span><text:span text:style-name="T1">T</text:span><text:span text:style-name="T2">CTTCC</text:span><text:span text:style-name="T1">GCA</text:span><text:span text:style-name="T2">C</text:span><text:span text:style-name="T1">C</text:span><text:span text:style-name="T2">CA</text:span><text:span text:style-name="T1">T</text:span><text:span text:style-name="T2">G</text:span><text:span text:style-name="T1">T</text:span><text:span text:style-name="T2">TTTCACAGCT</text:span><text:span text:style-name="T1">T</text:span><text:span text:style-name="T2">TTT</text:span><text:span text:style-name="T1">T</text:span><text:span text:style-name="T2">TCT</text:span><text:span text:style-name="T1">AC</text:span><text:span text:style-name="T2">GTGTAAA</text:span><text:span text:style-name="T1"> peromyscus_maniculatus_bairdii: 2:133768473</text:span></text:p>
      <text:p text:style-name="P1"/>
      <text:p text:style-name="Standard"><text:span text:style-name="T1">Mouse <text:s text:c="41"/>mus_musculus: 4:118189506 </text:span><text:span text:style-name="T2">TCA</text:span><text:span text:style-name="T1">G</text:span><text:span text:style-name="T2">CTG</text:span><text:span text:style-name="T1">T</text:span><text:span text:style-name="T2">GT</text:span><text:span text:style-name="T1">C</text:span><text:span text:style-name="T2">ATT</text:span><text:span text:style-name="T1">A</text:span><text:span text:style-name="T2">AA</text:span><text:span text:style-name="T1">T</text:span><text:span text:style-name="T2">TCTTTAT</text:span><text:span text:style-name="T1">A</text:span><text:span text:style-name="T2">GAGA</text:span><text:span text:style-name="T1">G</text:span><text:span text:style-name="T2">TCCCCC</text:span><text:span text:style-name="T1">‑</text:span><text:span text:style-name="T2">GG</text:span><text:span text:style-name="T1">T</text:span><text:span text:style-name="T2">CAAG</text:span><text:span text:style-name="T1"> <text:s text:c="18"/>mus_musculus: 4:118189549</text:span></text:p>
      <text:p text:style-name="Standard"><text:span text:style-name="T1">Northern American deer mouse peromyscus_maniculatus_bairdii: 2:133768474 </text:span><text:span text:style-name="T2">TCA</text:span><text:span text:style-name="T1">A</text:span><text:span text:style-name="T2">CTG</text:span><text:span text:style-name="T1">A</text:span><text:span text:style-name="T2">GT</text:span><text:span text:style-name="T1">T</text:span><text:span text:style-name="T2">ATT</text:span><text:span text:style-name="T1">T</text:span><text:span text:style-name="T2">AA</text:span><text:span text:style-name="T1">C</text:span><text:span text:style-name="T2">TCTTTAT</text:span><text:span text:style-name="T1">G</text:span><text:span text:style-name="T2">GAGA</text:span><text:span text:style-name="T1">T</text:span><text:span text:style-name="T2">TCCCCC</text:span><text:span text:style-name="T1">T</text:span><text:span text:style-name="T2">GG</text:span><text:span text:style-name="T1">A</text:span><text:span text:style-name="T2">CAAG</text:span><text:span text:style-name="T1"> peromyscus_maniculatus_bairdii: 2:133768518</text:span></text:p>
      <text:p text:style-name="P1"/>
      <text:p text:style-name="Standard"><text:span text:style-name="T1">Mouse <text:s text:c="41"/>mus_musculus: 4:118189550 </text:span><text:span text:style-name="T2">T</text:span><text:span text:style-name="T1"> <text:s text:c="62"/>mus_musculus: 4:118189550</text:span></text:p>
      <text:p text:style-name="Standard"><text:span text:style-name="T1">Northern American deer mouse peromyscus_maniculatus_bairdii: 2:133768519 </text:span><text:span text:style-name="T2">T</text:span><text:span text:style-name="T1"> <text:s text:c="44"/>peromyscus_maniculatus_bairdii: 2:133768519</text:span>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4T10:58:00</meta:creation-date>
    <dc:date>2021-04-14T16:32:06.902376968</dc:date>
    <dc:description>written by /net/isilonP/public/ro/ensweb-software/sharedsw/best/paths/apache/httpd [Perl RTF::Writer v1.11]</dc:description>
    <meta:editing-duration>PT2M59S</meta:editing-duration>
    <meta:editing-cycles>1</meta:editing-cycles>
    <meta:document-statistic meta:table-count="0" meta:image-count="0" meta:object-count="0" meta:page-count="5" meta:paragraph-count="86" meta:word-count="645" meta:character-count="13932" meta:non-whitespace-character-count="10748"/>
    <meta:generator>LibreOffice/5.1.6.2$Linux_X86_64 LibreOffice_project/10m0$Build-2</meta:generator>
  </office:meta>
</office:document-meta>
</file>